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ru" fo:country="RU" officeooo:rsid="0014cf31" officeooo:paragraph-rsid="0014cf31" style:font-size-asian="16pt" style:font-size-complex="16pt"/>
    </style:style>
    <style:style style:name="P2" style:family="paragraph" style:parent-style-name="Standard">
      <style:text-properties fo:font-size="15pt" fo:language="ru" fo:country="RU" officeooo:rsid="0014cf31" officeooo:paragraph-rsid="0014cf31" style:font-size-asian="13.1000003814697pt" style:font-size-complex="15pt"/>
    </style:style>
    <style:style style:name="P3" style:family="paragraph" style:parent-style-name="Standard">
      <style:text-properties fo:font-size="15pt" fo:language="ru" fo:country="RU" officeooo:rsid="0014cf31" officeooo:paragraph-rsid="001c7dbc" style:font-size-asian="13.1000003814697pt" style:font-size-complex="15pt"/>
    </style:style>
    <style:style style:name="P4" style:family="paragraph" style:parent-style-name="Standard">
      <style:text-properties fo:font-size="15pt" fo:language="ru" fo:country="RU" officeooo:rsid="0014cf31" officeooo:paragraph-rsid="00213b3e" style:font-size-asian="13.1000003814697pt" style:font-size-complex="15pt"/>
    </style:style>
    <style:style style:name="P5" style:family="paragraph" style:parent-style-name="Standard">
      <style:text-properties fo:font-size="15pt" fo:language="ru" fo:country="RU" officeooo:rsid="0014cf31" officeooo:paragraph-rsid="0021d8ff" style:font-size-asian="13.1000003814697pt" style:font-size-complex="15pt"/>
    </style:style>
    <style:style style:name="P6" style:family="paragraph" style:parent-style-name="Standard">
      <style:text-properties fo:font-size="15pt" fo:language="ru" fo:country="RU" officeooo:rsid="0021d8ff" officeooo:paragraph-rsid="0021d8ff" style:font-size-asian="13.1000003814697pt" style:font-size-complex="15pt"/>
    </style:style>
    <style:style style:name="P7" style:family="paragraph" style:parent-style-name="Standard">
      <style:text-properties fo:font-size="15pt" fo:language="ru" fo:country="RU" fo:font-style="normal" officeooo:rsid="001d83ff" officeooo:paragraph-rsid="0021d8ff" style:font-size-asian="13.1000003814697pt" style:font-style-asian="normal" style:font-size-complex="15pt" style:font-style-complex="normal"/>
    </style:style>
    <style:style style:name="P8" style:family="paragraph" style:parent-style-name="Standard">
      <style:text-properties fo:font-size="15pt" fo:language="ru" fo:country="RU" fo:font-style="normal" officeooo:rsid="001c7dbc" officeooo:paragraph-rsid="0014cf31" style:font-size-asian="13.1000003814697pt" style:font-style-asian="normal" style:font-size-complex="15pt" style:font-style-complex="normal"/>
    </style:style>
    <style:style style:name="P9" style:family="paragraph" style:parent-style-name="Standard">
      <style:text-properties fo:font-size="15pt" fo:language="ru" fo:country="RU" fo:font-style="normal" officeooo:rsid="0023df21" officeooo:paragraph-rsid="0014cf31" style:font-size-asian="13.1000003814697pt" style:font-style-asian="normal" style:font-size-complex="15pt" style:font-style-complex="normal"/>
    </style:style>
    <style:style style:name="P10" style:family="paragraph" style:parent-style-name="Standard">
      <style:text-properties fo:font-size="15pt" fo:language="ru" fo:country="RU" fo:font-style="normal" officeooo:rsid="0024bff0" officeooo:paragraph-rsid="0014cf31" style:font-size-asian="13.1000003814697pt" style:font-style-asian="normal" style:font-size-complex="15pt" style:font-style-complex="normal"/>
    </style:style>
    <style:style style:name="P11" style:family="paragraph" style:parent-style-name="Standard">
      <style:text-properties fo:font-size="15pt" fo:language="ru" fo:country="RU" fo:font-style="normal" officeooo:rsid="0024bff0" officeooo:paragraph-rsid="0024bff0" style:font-size-asian="13.1000003814697pt" style:font-style-asian="normal" style:font-size-complex="15pt" style:font-style-complex="normal"/>
    </style:style>
    <style:style style:name="P12" style:family="paragraph" style:parent-style-name="Standard">
      <style:text-properties fo:font-size="15pt" fo:language="ru" fo:country="RU" fo:font-style="normal" officeooo:rsid="002a242f" officeooo:paragraph-rsid="002a242f" style:font-size-asian="13.1000003814697pt" style:font-style-asian="normal" style:font-size-complex="15pt" style:font-style-complex="normal"/>
    </style:style>
    <style:style style:name="P13" style:family="paragraph" style:parent-style-name="Standard">
      <style:text-properties fo:font-size="15pt" fo:language="ru" fo:country="RU" fo:font-style="normal" officeooo:rsid="002a242f" officeooo:paragraph-rsid="0014cf31" style:font-size-asian="13.1000003814697pt" style:font-style-asian="normal" style:font-size-complex="15pt" style:font-style-complex="normal"/>
    </style:style>
    <style:style style:name="P14" style:family="paragraph" style:parent-style-name="Standard">
      <style:text-properties fo:font-size="15pt" fo:language="ru" fo:country="RU" fo:font-style="normal" officeooo:rsid="001c9897" officeooo:paragraph-rsid="0014cf31" style:font-size-asian="13.1000003814697pt" style:font-style-asian="normal" style:font-size-complex="15pt" style:font-style-complex="normal"/>
    </style:style>
    <style:style style:name="P15" style:family="paragraph" style:parent-style-name="Standard">
      <style:text-properties fo:font-size="15pt" fo:language="ru" fo:country="RU" fo:font-style="normal" officeooo:rsid="001c9897" officeooo:paragraph-rsid="00306d22" style:font-size-asian="13.1000003814697pt" style:font-style-asian="normal" style:font-size-complex="15pt" style:font-style-complex="normal"/>
    </style:style>
    <style:style style:name="P16" style:family="paragraph" style:parent-style-name="Standard">
      <style:text-properties fo:font-size="15pt" fo:language="ru" fo:country="RU" officeooo:rsid="0014cf31" officeooo:paragraph-rsid="0014cf31" style:font-size-asian="13.1000003814697pt" style:font-size-complex="15pt"/>
    </style:style>
    <style:style style:name="T1" style:family="text">
      <style:text-properties officeooo:rsid="00163b43"/>
    </style:style>
    <style:style style:name="T2" style:family="text">
      <style:text-properties officeooo:rsid="001925ef"/>
    </style:style>
    <style:style style:name="T3" style:family="text">
      <style:text-properties officeooo:rsid="001c7dbc"/>
    </style:style>
    <style:style style:name="T4" style:family="text">
      <style:text-properties fo:font-style="italic" officeooo:rsid="001cb2c8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c9897" style:font-style-asian="normal" style:font-style-complex="normal"/>
    </style:style>
    <style:style style:name="T7" style:family="text">
      <style:text-properties fo:font-style="normal" officeooo:rsid="001c7dbc" style:font-style-asian="normal" style:font-style-complex="normal"/>
    </style:style>
    <style:style style:name="T8" style:family="text">
      <style:text-properties fo:font-style="normal" officeooo:rsid="001cb2c8" style:font-style-asian="normal" style:font-style-complex="normal"/>
    </style:style>
    <style:style style:name="T9" style:family="text">
      <style:text-properties fo:font-style="normal" officeooo:rsid="001d83ff" style:font-style-asian="normal" style:font-style-complex="normal"/>
    </style:style>
    <style:style style:name="T10" style:family="text">
      <style:text-properties fo:font-style="normal" officeooo:rsid="001fbd6a" style:font-style-asian="normal" style:font-style-complex="normal"/>
    </style:style>
    <style:style style:name="T11" style:family="text">
      <style:text-properties fo:font-style="normal" officeooo:rsid="00213b3e" style:font-style-asian="normal" style:font-style-complex="normal"/>
    </style:style>
    <style:style style:name="T12" style:family="text">
      <style:text-properties fo:font-style="normal" officeooo:rsid="0021d8ff" style:font-style-asian="normal" style:font-style-complex="normal"/>
    </style:style>
    <style:style style:name="T13" style:family="text">
      <style:text-properties fo:font-style="normal" officeooo:rsid="0021e05e" style:font-style-asian="normal" style:font-style-complex="normal"/>
    </style:style>
    <style:style style:name="T14" style:family="text">
      <style:text-properties fo:font-style="normal" officeooo:rsid="0023b456" style:font-style-asian="normal" style:font-style-complex="normal"/>
    </style:style>
    <style:style style:name="T15" style:family="text">
      <style:text-properties fo:font-style="normal" officeooo:rsid="0023df21" style:font-style-asian="normal" style:font-style-complex="normal"/>
    </style:style>
    <style:style style:name="T16" style:family="text">
      <style:text-properties fo:font-style="normal" officeooo:rsid="0024bff0" style:font-style-asian="normal" style:font-style-complex="normal"/>
    </style:style>
    <style:style style:name="T17" style:family="text">
      <style:text-properties fo:font-style="normal" officeooo:rsid="0026764f" style:font-style-asian="normal" style:font-style-complex="normal"/>
    </style:style>
    <style:style style:name="T18" style:family="text">
      <style:text-properties fo:font-style="normal" officeooo:rsid="00281930" style:font-style-asian="normal" style:font-style-complex="normal"/>
    </style:style>
    <style:style style:name="T19" style:family="text">
      <style:text-properties fo:font-style="normal" officeooo:rsid="002a242f" style:font-style-asian="normal" style:font-style-complex="normal"/>
    </style:style>
    <style:style style:name="T20" style:family="text">
      <style:text-properties fo:font-style="normal" officeooo:rsid="002b070c" style:font-style-asian="normal" style:font-style-complex="normal"/>
    </style:style>
    <style:style style:name="T21" style:family="text">
      <style:text-properties fo:font-style="normal" officeooo:rsid="002e52cc" style:font-style-asian="normal" style:font-style-complex="normal"/>
    </style:style>
    <style:style style:name="T22" style:family="text">
      <style:text-properties fo:font-style="normal" officeooo:rsid="002f4cf0" style:font-style-asian="normal" style:font-style-complex="normal"/>
    </style:style>
    <style:style style:name="T23" style:family="text">
      <style:text-properties officeooo:rsid="002e52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Stm32 hello world</text:p>
      <text:p text:style-name="P1"/>
      <text:p text:style-name="P2">Вступление, приветствие ……</text:p>
      <text:p text:style-name="P2"/>
      <text:p text:style-name="P2"><text:tab/>Здравствуй мой читатель. В этой статье я собрал пошаговое руководство <text:span text:style-name="T1">по установке и настройке ПО для работы с платами на базе микроконтроллеров семейства STM32. Мы установим весь необходимый софт, разберёмся что для чего нужно, и что за что отвечает, напишем простенькую программу мигания светодиодом, превратим её в бинарный файл и запишем на нашу плату.</text:span></text:p>
      <text:p text:style-name="P2"><text:tab/></text:p>
      <text:p text:style-name="P2"/>
      <text:p text:style-name="P2"/>
      <text:p text:style-name="P2">Фото и описание оборудования ……..</text:p>
      <text:p text:style-name="P3"><text:tab/><text:span text:style-name="T2">Для начала давайте рассмотрим минимальный комплект оборудования необходимый для работы. <text:s/>Нам нужна плата с микроконтроллером STM32. Я буду работать с самой простой и дешёвой платой bluepill, хотя Вы можете использовать любую другую плату. Также нам нужно устройство для прошивки платы. Это может быть либо специальный ST-Link программатор, либо USART кабель. Ну и по желанию кабель USB — MicroUSB. Вот и весь минимальный набор оборудования. </text:span></text:p>
      <text:p text:style-name="P2"/>
      <text:p text:style-name="P2"/>
      <text:p text:style-name="P2"/>
      <text:p text:style-name="P2"/>
      <text:p text:style-name="P2">Установка софта ……….</text:p>
      <text:p text:style-name="P4"><text:tab/><text:span text:style-name="T3">Устанавливать всё необходимое ПО я буду на чистый Linux Lite 18.04, хотя всё должно работать и на других Linux подобных системах. Для того что бы всё правильно установилось, собралось и запустилось мы будем устанавливать утилиты только из официального apt репозитория, следовательно его нужно сначала обновить:</text:span></text:p>
      <text:p text:style-name="P5"><text:tab/><text:span text:style-name="T9">$ sudo apt update</text:span></text:p>
      <text:p text:style-name="P7"/>
      <text:p text:style-name="P5"><text:span text:style-name="T9"><text:tab/></text:span><text:span text:style-name="T12">Далее установим на наш компьютер git:</text:span></text:p>
      <text:p text:style-name="P5"><text:tab/><text:span text:style-name="T6">$ sudo apt install git make</text:span></text:p>
      <text:p text:style-name="P6"><text:span text:style-name="T6">с </text:span><text:span text:style-name="T5">установкой этой программы у вас не должно возникнуть вообще никаких проблем, </text:span><text:span text:style-name="T17">но я</text:span><text:span text:style-name="T5"> </text:span><text:span text:style-name="T8">хочу напомнить, что утилита </text:span><text:span text:style-name="T4">git </text:span><text:span text:style-name="T8">служит для управления версиями проектов, сегодня мы будем использовать </text:span><text:span text:style-name="T11">её </text:span><text:span text:style-name="T8">для клонирования библиотеки libopencm3 с официального р</text:span><text:span text:style-name="T9">е</text:span><text:span text:style-name="T8">позитория на сайте github.com</text:span><text:span text:style-name="T10">.</text:span><text:span text:style-name="T8"> </text:span></text:p>
      <text:p text:style-name="P8"><text:soft-page-break/><text:tab/></text:p>
      <text:p text:style-name="P2"><text:span text:style-name="T7"><text:tab/></text:span><text:span text:style-name="T12">Следующий на очереди у нас toolchain, его мы также установим с официального репозитория, но сначала давайте разберёмся зачем нужен этот инструмент. Если в двух словах то это компилятор. </text:span><text:span text:style-name="T13">Но это очень обобщённое определение. На самом деле toolchain представляет из себя целую цепочку инструментов, не зря он так и называется tool (инструмент) и chain (цепь). Toolchain преобразовывает исходный код программы, в нашем случае написанный на языке C, в бинарный файл, </text:span><text:span text:style-name="T14">который будет </text:span><text:span text:style-name="T13"><text:s/></text:span><text:span text:style-name="T14">понятен только микроконтроллеру. Во время работы toolchain создаёт и другие файлы необходимые для работы программы, в частности это файлы с расширениями .hex, .elf и .ld, о которых мы поговорим позже. </text:span><text:span text:style-name="T15">Хочу обратить особое внимание на то, что версия toolchain из официального apt репозитория без проблем будет работать с описываемым мною примером, но для работы с операционными системами реального времени RTOS или RIOT нужно будет установить более новую версию toolchain.</text:span><text:span text:style-name="T7"> </text:span><text:span text:style-name="T15">И так, само слово toolchain обобщительное, существует много раз</text:span><text:span text:style-name="T16">личных</text:span><text:span text:style-name="T15"> toolchain-ов, но именно нам нужен gcc-arm-none-eabi. Такое длинное название состоит из четырёх ключевых слов:</text:span></text:p>
      <text:p text:style-name="P9"><text:tab/>gcc — название компилятора;</text:p>
      <text:p text:style-name="P2"><text:span text:style-name="T15"><text:tab/>arm — архитект</text:span><text:span text:style-name="T16">ура процессора под который собираем бинарник;</text:span></text:p>
      <text:p text:style-name="P10"><text:tab/>none — компилятор не вносит дополнительного bootstrap кода;</text:p>
      <text:p text:style-name="P10"><text:tab/>eabi — код соответствует спецификации EABI.</text:p>
      <text:p text:style-name="P11">Устанавливаем toolchain:</text:p>
      <text:p text:style-name="P11"><text:tab/></text:p>
      <text:p text:style-name="P11"><text:tab/>$ sudo apt install gcc-arm-none-eabi</text:p>
      <text:p text:style-name="P11"/>
      <text:p text:style-name="P11"/>
      <text:p text:style-name="P11"/>
      <text:p text:style-name="P12">Подключение к микроконтроллеру………….</text:p>
      <text:p text:style-name="P14"/>
      <text:p text:style-name="P2"><text:span text:style-name="T18">В принципе мы уже установили минимальный набор инструментов для разработки ПО под микроконтроллеры ARM. Но нам ещё нужны средства для прошивки самого микроконтроллера. </text:span><text:span text:style-name="T19">Мы рассмотрим два варианта : подключение с помощью UART, и ST-LINK. </text:span></text:p>
      <text:p text:style-name="P13"><text:tab/>Самым простым способом, который будет работать абсолютно на всех платах является UART, но более удобный способ конечно же ST-LINK.</text:p>
      <text:p text:style-name="P2"><text:span text:style-name="T19"><text:tab/></text:span><text:span text:style-name="T20">UART — universal asynchronous reciever/transmitter. Или в переводе на русский: универсальный асинхронный приёмник/передатчик. Смысл работы довольно прост — приёмник компьютера соединяется с </text:span><text:soft-page-break/><text:span text:style-name="T20">передатчиком платы, а приёмник платы соединяется с передатчиком компьютера, </text:span><text:span text:style-name="T22">на плату</text:span><text:span text:style-name="T20"> подаётся питание </text:span><text:span text:style-name="T22">и земля</text:span><text:span text:style-name="T20">. Итого четыре провода. Современный UART кабель </text:span><text:span text:style-name="T21">и схема его подключения </text:span><text:span text:style-name="T20">выглядит так: </text:span></text:p>
      <text:p text:style-name="P15"><text:span text:style-name="T23">Цветовая схема проводов на Вашем кабеле может отличаться. </text:span></text:p>
      <text:p text:style-name="P15"><text:span text:style-name="T23"><text:tab/>Пришло время поговорить о питании плат с микропроцессорами STM32. Для нормальной работы платы необходимо напряжение от 2 до 3.6 вольт. Это стандарт. Но для совместимости плат STM32 с другими устройствами предусмотрена возможность питания и от 5 вольт.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Рассмотрение opencm3 ……...</text:p>
      <text:p text:style-name="P2">https://github.com/libopencm3/libopencm3-template.git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8:22:27.494601247</meta:creation-date>
    <dc:date>2019-05-12T15:49:13.500025759</dc:date>
    <meta:editing-duration>PT1H9M5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29" meta:word-count="575" meta:character-count="4134" meta:non-whitespace-character-count="3548"/>
  </office:meta>
</office:document-meta>
</file>